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1388a50" officeooo:paragraph-rsid="004f6c1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205be4" officeooo:paragraph-rsid="006107a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6107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13a012c" officeooo:paragraph-rsid="004f6c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13cd673" officeooo:paragraph-rsid="004f6c1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3fd128" officeooo:paragraph-rsid="004f6c1d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205be4" officeooo:paragraph-rsid="005c035b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5e663" officeooo:paragraph-rsid="0055e6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55e663" officeooo:paragraph-rsid="0055e66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62439f" officeooo:paragraph-rsid="006243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5dfb5d" officeooo:paragraph-rsid="005dfb5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663f1c" officeooo:paragraph-rsid="00663f1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663f1c" officeooo:paragraph-rsid="00663f1c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rsid="00205be4" officeooo:paragraph-rsid="00544d7a"/>
    </style:style>
    <style:style style:name="P15" style:family="paragraph" style:parent-style-name="Standard">
      <style:text-properties fo:font-weight="bold" officeooo:rsid="00524f39" officeooo:paragraph-rsid="00524f39" style:font-weight-asian="bold" style:font-weight-complex="bold"/>
    </style:style>
    <style:style style:name="P16" style:family="paragraph" style:parent-style-name="Standard">
      <style:text-properties officeooo:rsid="00524f39" officeooo:paragraph-rsid="00524f39"/>
    </style:style>
    <style:style style:name="P17" style:family="paragraph" style:parent-style-name="Standard">
      <style:text-properties officeooo:rsid="0014e440" officeooo:paragraph-rsid="0014e440"/>
    </style:style>
    <style:style style:name="P18" style:family="paragraph" style:parent-style-name="Standard">
      <style:text-properties officeooo:rsid="00205be4" officeooo:paragraph-rsid="00205be4"/>
    </style:style>
    <style:style style:name="P19" style:family="paragraph" style:parent-style-name="Standard">
      <style:text-properties fo:font-weight="bold" officeooo:rsid="00205be4" officeooo:paragraph-rsid="00205be4" style:font-weight-asian="bold" style:font-weight-complex="bold"/>
    </style:style>
    <style:style style:name="P20" style:family="paragraph" style:parent-style-name="Standard">
      <style:text-properties officeooo:rsid="00205be4" officeooo:paragraph-rsid="006bdea2"/>
    </style:style>
    <style:style style:name="P21" style:family="paragraph" style:parent-style-name="Standard">
      <style:text-properties fo:font-weight="bold" officeooo:rsid="007173e2" officeooo:paragraph-rsid="007173e2" style:font-weight-asian="bold" style:font-weight-complex="bold"/>
    </style:style>
    <style:style style:name="P22" style:family="paragraph" style:parent-style-name="Standard">
      <style:text-properties officeooo:rsid="007173e2" officeooo:paragraph-rsid="007173e2"/>
    </style:style>
    <style:style style:name="P23" style:family="paragraph" style:parent-style-name="Standard">
      <style:text-properties officeooo:rsid="00205be4" officeooo:paragraph-rsid="006f8598"/>
    </style:style>
    <style:style style:name="P24" style:family="paragraph" style:parent-style-name="Standard">
      <style:text-properties fo:font-weight="bold" officeooo:rsid="006b80d5" officeooo:paragraph-rsid="006b80d5" style:font-weight-asian="bold" style:font-weight-complex="bold"/>
    </style:style>
    <style:style style:name="P25" style:family="paragraph" style:parent-style-name="Standard">
      <style:text-properties officeooo:rsid="002e110c" officeooo:paragraph-rsid="002e110c"/>
    </style:style>
    <style:style style:name="P26" style:family="paragraph" style:parent-style-name="Standard">
      <style:text-properties officeooo:rsid="002215a9" officeooo:paragraph-rsid="002215a9"/>
    </style:style>
    <style:style style:name="P27" style:family="paragraph" style:parent-style-name="Standard">
      <style:text-properties officeooo:rsid="002215a9" officeooo:paragraph-rsid="00299a24"/>
    </style:style>
    <style:style style:name="P28" style:family="paragraph" style:parent-style-name="Standard">
      <style:text-properties officeooo:rsid="002215a9" officeooo:paragraph-rsid="00295db8"/>
    </style:style>
    <style:style style:name="P29" style:family="paragraph" style:parent-style-name="Standard">
      <style:text-properties officeooo:rsid="002215a9" officeooo:paragraph-rsid="00272587"/>
    </style:style>
    <style:style style:name="P30" style:family="paragraph" style:parent-style-name="Standard">
      <style:text-properties officeooo:rsid="00205be4" officeooo:paragraph-rsid="0020b616"/>
    </style:style>
    <style:style style:name="P31" style:family="paragraph" style:parent-style-name="Standard">
      <style:text-properties fo:font-weight="bold" officeooo:rsid="0069e0fa" officeooo:paragraph-rsid="0069e0fa" style:font-weight-asian="bold" style:font-weight-complex="bold"/>
    </style:style>
    <style:style style:name="P32" style:family="paragraph" style:parent-style-name="Standard">
      <style:text-properties officeooo:rsid="003573b9" officeooo:paragraph-rsid="00375b42"/>
    </style:style>
    <style:style style:name="P33" style:family="paragraph" style:parent-style-name="Standard">
      <style:text-properties officeooo:rsid="00375b42" officeooo:paragraph-rsid="00375b42"/>
    </style:style>
    <style:style style:name="P34" style:family="paragraph" style:parent-style-name="Standard">
      <style:text-properties officeooo:rsid="0017fd83" officeooo:paragraph-rsid="0017fd83"/>
    </style:style>
    <style:style style:name="P35" style:family="paragraph" style:parent-style-name="Standard">
      <style:text-properties officeooo:rsid="0019941b" officeooo:paragraph-rsid="0019941b"/>
    </style:style>
    <style:style style:name="P36" style:family="paragraph" style:parent-style-name="Standard">
      <style:text-properties officeooo:rsid="001cba12" officeooo:paragraph-rsid="001cba12"/>
    </style:style>
    <style:style style:name="P37" style:family="paragraph" style:parent-style-name="Standard">
      <style:text-properties officeooo:rsid="001ef292" officeooo:paragraph-rsid="001ef292"/>
    </style:style>
    <style:style style:name="P38" style:family="paragraph" style:parent-style-name="Standard">
      <style:text-properties officeooo:rsid="002ef9dd" officeooo:paragraph-rsid="002ef9dd"/>
    </style:style>
    <style:style style:name="P39" style:family="paragraph" style:parent-style-name="Standard">
      <style:text-properties officeooo:rsid="0032c45e" officeooo:paragraph-rsid="0032c45e"/>
    </style:style>
    <style:style style:name="P40" style:family="paragraph" style:parent-style-name="Standard">
      <style:text-properties officeooo:rsid="00348fe1" officeooo:paragraph-rsid="00348fe1"/>
    </style:style>
    <style:style style:name="P41" style:family="paragraph" style:parent-style-name="Standard">
      <style:text-properties officeooo:rsid="0038224f" officeooo:paragraph-rsid="0038224f"/>
    </style:style>
    <style:style style:name="P42" style:family="paragraph" style:parent-style-name="Standard">
      <style:text-properties officeooo:rsid="003ce4ec" officeooo:paragraph-rsid="003ce4ec"/>
    </style:style>
    <style:style style:name="P43" style:family="paragraph" style:parent-style-name="Standard">
      <style:text-properties officeooo:rsid="004182b4" officeooo:paragraph-rsid="004182b4"/>
    </style:style>
    <style:style style:name="P44" style:family="paragraph" style:parent-style-name="Standard">
      <style:text-properties officeooo:rsid="004a442a" officeooo:paragraph-rsid="004a442a"/>
    </style:style>
    <style:style style:name="P45" style:family="paragraph" style:parent-style-name="Standard">
      <style:text-properties officeooo:rsid="004de528" officeooo:paragraph-rsid="004de528"/>
    </style:style>
    <style:style style:name="T1" style:family="text">
      <style:text-properties officeooo:rsid="006107a7"/>
    </style:style>
    <style:style style:name="T2" style:family="text">
      <style:text-properties officeooo:rsid="013b89ac" fo:background-color="#ffff00" loext:char-shading-value="0"/>
    </style:style>
    <style:style style:name="T3" style:family="text">
      <style:text-properties officeooo:rsid="013b89ac"/>
    </style:style>
    <style:style style:name="T4" style:family="text">
      <style:text-properties officeooo:rsid="014116bc"/>
    </style:style>
    <style:style style:name="T5" style:family="text">
      <style:text-properties officeooo:rsid="0141acdd"/>
    </style:style>
    <style:style style:name="T6" style:family="text">
      <style:text-properties officeooo:rsid="0141e325"/>
    </style:style>
    <style:style style:name="T7" style:family="text">
      <style:text-properties officeooo:rsid="0060171f"/>
    </style:style>
    <style:style style:name="T8" style:family="text">
      <style:text-properties officeooo:rsid="0056cc56"/>
    </style:style>
    <style:style style:name="T9" style:family="text">
      <style:text-properties officeooo:rsid="00599215"/>
    </style:style>
    <style:style style:name="T10" style:family="text">
      <style:text-properties officeooo:rsid="0067f62b"/>
    </style:style>
    <style:style style:name="T11" style:family="text">
      <style:text-properties officeooo:rsid="006913d6"/>
    </style:style>
    <style:style style:name="T12" style:family="text">
      <style:text-properties officeooo:rsid="00299a24"/>
    </style:style>
    <style:style style:name="T13" style:family="text">
      <style:text-properties officeooo:rsid="0029a44c"/>
    </style:style>
    <style:style style:name="T14" style:family="text">
      <style:text-properties officeooo:rsid="002a2cbb"/>
    </style:style>
    <style:style style:name="T15" style:family="text">
      <style:text-properties officeooo:rsid="002d17f0"/>
    </style:style>
    <style:style style:name="T16" style:family="text">
      <style:text-properties officeooo:rsid="002e07e5"/>
    </style:style>
    <style:style style:name="T17" style:family="text">
      <style:text-properties officeooo:rsid="0024a2d0"/>
    </style:style>
    <style:style style:name="T18" style:family="text">
      <style:text-properties officeooo:rsid="002a4175"/>
    </style:style>
    <style:style style:name="T19" style:family="text">
      <style:text-properties officeooo:rsid="002c0579"/>
    </style:style>
    <style:style style:name="T20" style:family="text">
      <style:text-properties officeooo:rsid="00263dd5"/>
    </style:style>
    <style:style style:name="T21" style:family="text">
      <style:text-properties officeooo:rsid="0023c6cf"/>
    </style:style>
    <style:style style:name="T22" style:family="text">
      <style:text-properties officeooo:rsid="00175556"/>
    </style:style>
    <style:style style:name="T23" style:family="text">
      <style:text-properties officeooo:rsid="00198e06"/>
    </style:style>
    <style:style style:name="T24" style:family="text">
      <style:text-properties officeooo:rsid="001b2cdc"/>
    </style:style>
    <style:style style:name="T25" style:family="text">
      <style:text-properties officeooo:rsid="001d611a"/>
    </style:style>
    <style:style style:name="T26" style:family="text">
      <style:text-properties officeooo:rsid="002fa636"/>
    </style:style>
    <style:style style:name="T27" style:family="text">
      <style:text-properties officeooo:rsid="00302ade"/>
    </style:style>
    <style:style style:name="T28" style:family="text">
      <style:text-properties officeooo:rsid="003a137c"/>
    </style:style>
    <style:style style:name="T29" style:family="text">
      <style:text-properties officeooo:rsid="003adbbd"/>
    </style:style>
    <style:style style:name="T30" style:family="text">
      <style:text-properties officeooo:rsid="003bc5fd"/>
    </style:style>
    <style:style style:name="T31" style:family="text">
      <style:text-properties officeooo:rsid="003d5920"/>
    </style:style>
    <style:style style:name="T32" style:family="text">
      <style:text-properties officeooo:rsid="003e08a3"/>
    </style:style>
    <style:style style:name="T33" style:family="text">
      <style:text-properties officeooo:rsid="003fc3bd"/>
    </style:style>
    <style:style style:name="T34" style:family="text">
      <style:text-properties officeooo:rsid="00453645"/>
    </style:style>
    <style:style style:name="T35" style:family="text">
      <style:text-properties officeooo:rsid="0046c757"/>
    </style:style>
    <style:style style:name="T36" style:family="text">
      <style:text-properties officeooo:rsid="00488fa5"/>
    </style:style>
    <style:style style:name="T37" style:family="text">
      <style:text-properties officeooo:rsid="004b4b50"/>
    </style:style>
    <style:style style:name="T38" style:family="text">
      <style:text-properties officeooo:rsid="004cb97b"/>
    </style:style>
    <style:style style:name="T39" style:family="text">
      <style:text-properties officeooo:rsid="004e9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the /suggest theme and /suggest wildcard commands to suggest themes and suggestions. You can use them in any text channel other than #general.</text:p>
      <text:p text:style-name="P1"/>
      <text:p text:style-name="P2">======================================</text:p>
      <text:p text:style-name="P3"/>
      <text:p text:style-name="P3"><text:span text:style-name="T1">Game Jam </text:span>Rules:</text:p>
      <text:p text:style-name="P3"/>
      <text:p text:style-name="P4">-Must develop using Godot</text:p>
      <text:p text:style-name="P4">-No AI-Generated works</text:p>
      <text:p text:style-name="P4">-Must have working HTML5 export</text:p>
      <text:p text:style-name="P4">-No new content after deadline</text:p>
      <text:p text:style-name="P4">-<text:span text:style-name="T2">Follow the main theme. </text:span><text:span text:style-name="T3">Wildcards are optional and do not affect score.</text:span></text:p>
      <text:p text:style-name="P1"/>
      <text:p text:style-name="P5">Judging:</text:p>
      <text:p text:style-name="P5">&gt; Theme: How well does the game adhere to the chosen theme?</text:p>
      <text:p text:style-name="P5">&gt; Fun: Was it fun? Enjoyable?</text:p>
      <text:p text:style-name="P5">&gt; Controls: How smooth is the game? Are the controls clunky or intuitive?</text:p>
      <text:p text:style-name="P5">&gt; Graphics: Does the game look good? Does the art style fit the game? Is the pixel art charming?</text:p>
      <text:p text:style-name="P5">&gt; Audio: How is the music? Does it fit? What about the sound effects?</text:p>
      <text:p text:style-name="P5">&gt; Accessibility: How well did the game implement features from this list? </text:p>
      <text:p text:style-name="P5">&gt; Originality: Were you pleasantly surprised by some game mechanic or design in the game?</text:p>
      <text:p text:style-name="P1"/>
      <text:p text:style-name="P6">Tips:</text:p>
      <text:p text:style-name="P6">-Take breaks (walk, stretch, etc.) Jam lasts 9 days for a reason.</text:p>
      <text:p text:style-name="P6">-<text:span text:style-name="T4">Experiment with ideas—don’t let fear/doubt stop you from trying something new.</text:span></text:p>
      <text:p text:style-name="P6">-<text:span text:style-name="T4">Set yourself a goal (or goals) for the jam and communicate with your team. This goes for new tools, techniques, ideas, etc.</text:span></text:p>
      <text:p text:style-name="P6">-<text:span text:style-name="T4">You don’t have to be an expert in everything. Consider joining a team.</text:span></text:p>
      <text:p text:style-name="P6">-<text:span text:style-name="T5">Don’t let fear of the unknown stop you.</text:span></text:p>
      <text:p text:style-name="P6">-<text:span text:style-name="T5">By acknowledging your flaws, you are giving yourself space to grow.</text:span></text:p>
      <text:p text:style-name="P6">-<text:span text:style-name="T6">Check the Accessibility Basics list.</text:span></text:p>
      <text:p text:style-name="P1"/>
      <text:p text:style-name="P7">======================================</text:p>
      <text:p text:style-name="P1"/>
      <text:p text:style-name="P8">Individual <text:span text:style-name="T7">Interests / </text:span>Goals:</text:p>
      <text:p text:style-name="P9"/>
      <text:p text:style-name="P10">Bacon:</text:p>
      <text:p text:style-name="P11">Learn how to work on a team.</text:p>
      <text:p text:style-name="P8">Experiment with Godot’s 2D Lighting (some light emanating around the player, environment ambient lighting of torches / etc.)</text:p>
      <text:p text:style-name="P8"><text:span text:style-name="T8">Write </text:span><text:span text:style-name="T9">s</text:span>haders for <text:span text:style-name="T8">things such as </text:span>animated/<text:span text:style-name="T8">swaying</text:span> grass/flowers.</text:p>
      <text:p text:style-name="P8"/>
      <text:p text:style-name="P12">R. Lettuce:</text:p>
      <text:p text:style-name="P13"/>
      <text:p text:style-name="P12">Muqic:</text:p>
      <text:p text:style-name="P12"/>
      <text:p text:style-name="P13"/>
      <text:p text:style-name="P13"><text:soft-page-break/></text:p>
      <text:p text:style-name="P13"/>
      <text:p text:style-name="P13"/>
      <text:p text:style-name="P14">====================================== </text:p>
      <text:p text:style-name="P14"/>
      <text:p text:style-name="P15">Team Goals:</text:p>
      <text:p text:style-name="P16"/>
      <text:p text:style-name="P17">Team up with some programmers/<text:span text:style-name="T10">artists/musicians/</text:span>writers</text:p>
      <text:p text:style-name="P17">Looking to make a story-based game with some battle or puzzle mechanics, but will play things by ear.</text:p>
      <text:p text:style-name="P17"/>
      <text:p text:style-name="P17">Story-based game elements:</text:p>
      <text:p text:style-name="P17"/>
      <text:p text:style-name="P17">Dialogue / text scrolling</text:p>
      <text:p text:style-name="P17">Linear / sequential gameplay</text:p>
      <text:p text:style-name="P17">Choices?</text:p>
      <text:p text:style-name="P17">Combat/battle and/or Puzzle mechanics</text:p>
      <text:p text:style-name="P17"/>
      <text:p text:style-name="P17">Tile-based game</text:p>
      <text:p text:style-name="P17">Level-based game</text:p>
      <text:p text:style-name="P17"/>
      <text:p text:style-name="P17"/>
      <text:p text:style-name="P18">======================================</text:p>
      <text:p text:style-name="P17"/>
      <text:p text:style-name="P19">Team:</text:p>
      <text:p text:style-name="P18"/>
      <text:p text:style-name="P17">2D pixel artist <text:span text:style-name="T11">(R. Lettuce)</text:span></text:p>
      <text:p text:style-name="P17">Musician <text:span text:style-name="T11">(Muqic)</text:span></text:p>
      <text:p text:style-name="P17">programmer / godot expert <text:span text:style-name="T11">(Bacon)</text:span></text:p>
      <text:p text:style-name="P17"/>
      <text:p text:style-name="P20">======================================</text:p>
      <text:p text:style-name="P20"/>
      <text:p text:style-name="P21">Tools:</text:p>
      <text:p text:style-name="P22"/>
      <text:p text:style-name="P22">Godot Engine v4.4-beta1 (GDScript)</text:p>
      <text:p text:style-name="P22"/>
      <text:p text:style-name="P20"/>
      <text:p text:style-name="P23">======================================</text:p>
      <text:p text:style-name="P23"/>
      <text:p text:style-name="P23"/>
      <text:p text:style-name="P20"/>
      <text:p text:style-name="P24">Project Timeline:</text:p>
      <text:p text:style-name="P25">Sat/Sun/Mon/Tues for early prototype MVP</text:p>
      <text:p text:style-name="P25">Wed/Thu light rest days</text:p>
      <text:p text:style-name="P25">Fri/Sat/Sun polish and finish art/music</text:p>
      <text:p text:style-name="P26"/>
      <text:p text:style-name="P27">2/14 Friday – <text:span text:style-name="T12">Brainstorm ideas</text:span></text:p>
      <text:p text:style-name="P28">2/15 Sat – <text:span text:style-name="T12">Choose an idea, begin prototype</text:span></text:p>
      <text:p text:style-name="P28"><text:soft-page-break/>2/16 Sun – <text:span text:style-name="T12">Finish early prototype / </text:span><text:span text:style-name="T13">game loo</text:span><text:span text:style-name="T14">p</text:span></text:p>
      <text:p text:style-name="P28">2/17 Mon – <text:span text:style-name="T15">Work on prototype</text:span></text:p>
      <text:p text:style-name="P28">2/18 Tue – <text:span text:style-name="T16">Finish prototype</text:span></text:p>
      <text:p text:style-name="P26">2/19 Wed – <text:span text:style-name="T17">Early submission, </text:span><text:span text:style-name="T18">rest day / </text:span><text:span text:style-name="T19">light work</text:span></text:p>
      <text:p text:style-name="P28">2/20 Thu – <text:span text:style-name="T18">Rest day / </text:span><text:span text:style-name="T19">light work</text:span></text:p>
      <text:p text:style-name="P26">2/21 Fri – <text:span text:style-name="T20">Polish</text:span></text:p>
      <text:p text:style-name="P29">2/22 Sat – <text:span text:style-name="T20">Polish</text:span></text:p>
      <text:p text:style-name="P26">2/23 Sun – <text:span text:style-name="T21">Submit by 4pm</text:span></text:p>
      <text:p text:style-name="P17"/>
      <text:p text:style-name="P30">======================================</text:p>
      <text:p text:style-name="P30"/>
      <text:p text:style-name="P30"/>
      <text:p text:style-name="P30"/>
      <text:p text:style-name="P30"/>
      <text:p text:style-name="P31">Theme Brainstorming:</text:p>
      <text:p text:style-name="P17"/>
      <text:p text:style-name="P17">There can only be one</text:p>
      <text:p text:style-name="P17">--battle/ highlander</text:p>
      <text:p text:style-name="P17">--survival of the fittest</text:p>
      <text:p text:style-name="P17">--puzzle game: eliminate all but one</text:p>
      <text:p text:style-name="P17">--choose one of several options (upgrades?)</text:p>
      <text:p text:style-name="P17"/>
      <text:p text:style-name="P17">Enlighten, radiate</text:p>
      <text:p text:style-name="P17">--light torches</text:p>
      <text:p text:style-name="P17">--use godot 2d lighting</text:p>
      <text:p text:style-name="P32">Guiding light</text:p>
      <text:p text:style-name="P32">--fairy like link guides you through a dark area</text:p>
      <text:p text:style-name="P33">Shadows</text:p>
      <text:p text:style-name="P17"/>
      <text:p text:style-name="P17">Forever after, Sway</text:p>
      <text:p text:style-name="P17">--<text:span text:style-name="T22">sway the hearts of your opponents</text:span></text:p>
      <text:p text:style-name="P17"/>
      <text:p text:style-name="P17">Far far away</text:p>
      <text:p text:style-name="P17">--tower/endless game</text:p>
      <text:p text:style-name="P17"/>
      <text:p text:style-name="P34">Coming of Age</text:p>
      <text:p text:style-name="P34">--<text:span text:style-name="T23">story about a boy becoming a man</text:span></text:p>
      <text:p text:style-name="P34"/>
      <text:p text:style-name="P35">Revenge</text:p>
      <text:p text:style-name="P35">--uno reverse (tit for tat)</text:p>
      <text:p text:style-name="P35">--<text:span text:style-name="T24">puzzle game</text:span></text:p>
      <text:p text:style-name="P35"/>
      <text:p text:style-name="P36">Erase</text:p>
      <text:p text:style-name="P36">--puzzle platformer where you can erase things to reveal stuff</text:p>
      <text:p text:style-name="P36">--<text:span text:style-name="T25">falling through the floor, erase parts of the level so that a ball can roll down a track to the finish.</text:span></text:p>
      <text:p text:style-name="P36"/>
      <text:p text:style-name="P37">Opposites Attract</text:p>
      <text:p text:style-name="P37"><text:soft-page-break/>--magnet puzzle game</text:p>
      <text:p text:style-name="P37"><text:s/></text:p>
      <text:p text:style-name="P38">Pantheon</text:p>
      <text:p text:style-name="P38">--ancient church / building to the gods</text:p>
      <text:p text:style-name="P38">--<text:span text:style-name="T26">some story about gods and humans like greek type sh</text:span><text:span text:style-name="T27">i</text:span></text:p>
      <text:p text:style-name="P38"/>
      <text:p text:style-name="P39">Free Floating / Bubbles</text:p>
      <text:p text:style-name="P39">--Rise to the top in your bubble</text:p>
      <text:p text:style-name="P39">--If your bubble pops you have to jump to another bubble</text:p>
      <text:p text:style-name="P39"/>
      <text:p text:style-name="P40">Integrate</text:p>
      <text:p text:style-name="P40">--solve math equations fast enough before your teacher slaps you</text:p>
      <text:p text:style-name="P40"/>
      <text:p text:style-name="P41">Waves</text:p>
      <text:p text:style-name="P41">--get some serious math / sinusoids on and figure out <text:span text:style-name="T28">how to make</text:span> bullet hell patterns</text:p>
      <text:p text:style-name="P41">--<text:span text:style-name="T29">ocean / fishing</text:span></text:p>
      <text:p text:style-name="P41">--<text:span text:style-name="T30">3d game would probably be better but hard since pixel art</text:span></text:p>
      <text:p text:style-name="P41"/>
      <text:p text:style-name="P42">Spiders</text:p>
      <text:p text:style-name="P42">--cute lil pixel art spiders</text:p>
      <text:p text:style-name="P42">--try to climb up walls and shit</text:p>
      <text:p text:style-name="P42">--<text:span text:style-name="T31">ITSY BITSY SPIDER CLIMB UP THE WATER SPOUT</text:span></text:p>
      <text:p text:style-name="P42">--<text:span text:style-name="T32">spider web u gotta catch the pre</text:span><text:span text:style-name="T33">y, idk good theme</text:span></text:p>
      <text:p text:style-name="P42"/>
      <text:p text:style-name="P43">Echo</text:p>
      <text:p text:style-name="P43">--a game where you shout and the sound waves bounce off of walls and stuff</text:p>
      <text:p text:style-name="P43">--the echo has to reach a target to win the puzzle/level</text:p>
      <text:p text:style-name="P43">--<text:span text:style-name="T34">FUS ROH DAH</text:span></text:p>
      <text:p text:style-name="P43">--<text:span text:style-name="T35">a game about a bat where you have to use echolocation to </text:span><text:span text:style-name="T36">navigate and find objects in a dark cavern</text:span></text:p>
      <text:p text:style-name="P43"/>
      <text:p text:style-name="P43"/>
      <text:p text:style-name="P44">========================================</text:p>
      <text:p text:style-name="P44"/>
      <text:p text:style-name="P44">Wildcards – <text:span text:style-name="T37">these really don’t matter at all, just helps to inspire your game </text:span><text:span text:style-name="T38">ideas</text:span></text:p>
      <text:p text:style-name="P44"/>
      <text:p text:style-name="P45">Be my Valentine – add romance options… <text:span text:style-name="T39">hearts and love &lt;3</text:span></text:p>
      <text:p text:style-name="P45"/>
      <text:p text:style-name="P44"/>
      <text:p text:style-name="P44"/>
      <text:p text:style-name="P44"/>
      <text:p text:style-name="P4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officeooo:rsid="004f6c1d" officeooo:paragraph-rsid="004f6c1d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odot Wild Jam #7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7:42:46.491000000</meta:creation-date>
    <dc:date>2025-02-13T19:50:30.108000000</dc:date>
    <meta:editing-duration>PT43M26S</meta:editing-duration>
    <meta:editing-cycles>9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120" meta:word-count="751" meta:character-count="4475" meta:non-whitespace-character-count="3860"/>
  </office:meta>
</office:document-meta>
</file>